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6" style:family="paragraph" style:parent-style-name="Table_20_Contents">
      <style:text-properties style:font-name="ＭＳ Ｐゴシック" style:font-name-asian="ＭＳ Ｐゴシック"/>
    </style:style>
    <style:style style:name="P1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5" style:family="paragraph" style:parent-style-name="Standard" style:list-style-name="L112">
      <style:text-properties style:font-name="Arial" fo:font-size="13pt" style:font-name-asian="Arimo" style:font-size-asian="13pt" style:font-size-complex="13pt"/>
    </style:style>
    <style:style style:name="P14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47" style:family="paragraph" style:parent-style-name="Text_20_body" style:list-style-name="L112">
      <style:text-properties style:font-name="Arial" fo:font-size="13pt" style:font-name-asian="Arimo" style:font-size-asian="13pt" style:font-size-complex="13pt"/>
    </style:style>
    <style:style style:name="P148" style:family="paragraph" style:parent-style-name="Text_20_body">
      <style:text-properties style:font-name="ＭＳ Ｐゴシック" style:font-name-asian="ＭＳ Ｐゴシック"/>
    </style:style>
    <style:style style:name="P149" style:family="paragraph" style:parent-style-name="Text_20_body" style:list-style-name="L11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3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9">1</text:p>
          </table:table-cell>
          <table:table-cell table:style-name="表32.B1" office:value-type="string">
            <text:p text:style-name="P9">現場</text:p>
          </table:table-cell>
          <table:table-cell table:style-name="表32.C1" office:value-type="string">
            <text:p text:style-name="P10">ガーラ横浜大口Ⅱ</text:p>
          </table:table-cell>
        </table:table-row>
        <table:table-row>
          <table:table-cell table:style-name="表32.A2" office:value-type="float" office:value="2">
            <text:p text:style-name="P9">2</text:p>
          </table:table-cell>
          <table:table-cell table:style-name="表32.B2" office:value-type="string">
            <text:p text:style-name="P9">天気</text:p>
          </table:table-cell>
          <table:table-cell table:style-name="表32.C2" office:value-type="string">
            <text:p text:style-name="P10">晴れ。</text:p>
          </table:table-cell>
        </table:table-row>
        <table:table-row>
          <table:table-cell table:style-name="表32.A2" office:value-type="float" office:value="3">
            <text:p text:style-name="P9">3</text:p>
          </table:table-cell>
          <table:table-cell table:style-name="表32.B2" office:value-type="string">
            <text:p text:style-name="P9">最寄り</text:p>
          </table:table-cell>
          <table:table-cell table:style-name="表32.C2" office:value-type="string">
            <text:p text:style-name="P10">大口</text:p>
          </table:table-cell>
        </table:table-row>
        <table:table-row>
          <table:table-cell table:style-name="表32.B2" office:value-type="string">
            <text:p text:style-name="P9">3-2</text:p>
            <text:p text:style-name="P9"/>
          </table:table-cell>
          <table:table-cell table:style-name="表32.B2" office:value-type="string">
            <text:p text:style-name="P10">開始／終了時刻</text:p>
          </table:table-cell>
          <table:table-cell table:style-name="表32.C2" office:value-type="string">
            <text:list xml:id="list537153650682481078" text:style-name="L1">
              <text:list-item>
                <text:p text:style-name="P18">開始　：９時過ぎ。１５分ぐらいか</text:p>
              </text:list-item>
              <text:list-item>
                <text:p text:style-name="P18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9">4</text:p>
          </table:table-cell>
          <table:table-cell table:style-name="表32.B2" office:value-type="string">
            <text:p text:style-name="P9">他職：ポンプ</text:p>
          </table:table-cell>
          <table:table-cell table:style-name="表32.C2" office:value-type="string">
            <text:list xml:id="list7542719669328652135" text:style-name="L2">
              <text:list-item>
                <text:p text:style-name="P19">「山雅」工業、か。「雅」が入っている。</text:p>
              </text:list-item>
              <text:list-item>
                <text:p text:style-name="P19">３名。親方さんらしき人、１７０尺。日に焼けている。</text:p>
              </text:list-item>
              <text:list-item>
                <text:p text:style-name="P19">もう一人、背は１７５ぐらい。痩せている。</text:p>
              </text:list-item>
              <text:list-item>
                <text:p text:style-name="P19">３人目、「ドーク」だったか、カタカナ。モンゴルか？腹が出ている。</text:p>
              </text:list-item>
              <text:list-item>
                <text:p text:style-name="P19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9">5</text:p>
          </table:table-cell>
          <table:table-cell table:style-name="表32.B2" office:value-type="string">
            <text:p text:style-name="P9">他職：土工さん</text:p>
          </table:table-cell>
          <table:table-cell table:style-name="表32.C2" office:value-type="string">
            <text:list xml:id="list2160802745632370171" text:style-name="L3">
              <text:list-item>
                <text:p text:style-name="P20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9">6</text:p>
          </table:table-cell>
          <table:table-cell table:style-name="表32.B2" office:value-type="string">
            <text:p text:style-name="P9">他職：電気屋さんの相番の人</text:p>
          </table:table-cell>
          <table:table-cell table:style-name="表32.C2" office:value-type="string">
            <text:list xml:id="list8213479419144624827" text:style-name="L4">
              <text:list-item>
                <text:p text:style-name="P21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9">6--2</text:p>
          </table:table-cell>
          <table:table-cell table:style-name="表32.B2" office:value-type="string">
            <text:p text:style-name="P9">他職：<text:span text:style-name="T2">警備</text:span></text:p>
          </table:table-cell>
          <table:table-cell table:style-name="表32.C2" office:value-type="string">
            <text:list xml:id="list5787792921536450760" text:style-name="L5">
              <text:list-item>
                <text:p text:style-name="P22"/>
              </text:list-item>
            </text:list>
          </table:table-cell>
        </table:table-row>
        <table:table-row>
          <table:table-cell table:style-name="表32.B2" office:value-type="string">
            <text:p text:style-name="P9"/>
          </table:table-cell>
          <table:table-cell table:style-name="表32.B2" office:value-type="string">
            <text:p text:style-name="P9">他職：<text:span text:style-name="T2">土間屋さん</text:span></text:p>
          </table:table-cell>
          <table:table-cell table:style-name="表32.C2" office:value-type="string">
            <text:list xml:id="list4699738871146954208" text:style-name="L6">
              <text:list-item>
                <text:p text:style-name="P23"/>
              </text:list-item>
            </text:list>
          </table:table-cell>
        </table:table-row>
        <table:table-row>
          <table:table-cell table:style-name="表32.B2" office:value-type="string">
            <text:p text:style-name="P9"/>
          </table:table-cell>
          <table:table-cell table:style-name="表32.B2" office:value-type="string">
            <text:p text:style-name="P9">他職：<text:span text:style-name="T2">大工さん</text:span></text:p>
          </table:table-cell>
          <table:table-cell table:style-name="表32.C2" office:value-type="string">
            <text:list xml:id="list6750314784548012174" text:style-name="L7">
              <text:list-item>
                <text:p text:style-name="P24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9">7</text:p>
          </table:table-cell>
          <table:table-cell table:style-name="表32.B2" office:value-type="string">
            <text:p text:style-name="P9">監督さん</text:p>
          </table:table-cell>
          <table:table-cell table:style-name="表32.C2" office:value-type="string">
            <text:list xml:id="list6066674276428925005" text:style-name="L8">
              <text:list-item>
                <text:p text:style-name="P25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9">8</text:p>
          </table:table-cell>
          <table:table-cell table:style-name="表32.B2" office:value-type="string">
            <text:p text:style-name="P9">発注者の方</text:p>
          </table:table-cell>
          <table:table-cell table:style-name="表32.C2" office:value-type="string">
            <text:list xml:id="list7516081449817105529" text:style-name="L9">
              <text:list-item>
                <text:p text:style-name="P26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9"/>
          </table:table-cell>
          <table:table-cell table:style-name="表32.B2" office:value-type="string">
            <text:p text:style-name="P10">東和か<text:soft-page-break/>らの同僚</text:p>
          </table:table-cell>
          <table:table-cell table:style-name="表32.C2" office:value-type="string">
            <text:list xml:id="list1886168246552286740" text:style-name="L10">
              <text:list-item>
                <text:p text:style-name="P27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9">9</text:p>
          </table:table-cell>
          <table:table-cell table:style-name="表32.B2" office:value-type="string">
            <text:p text:style-name="P9">現場見取り図</text:p>
          </table:table-cell>
          <table:table-cell table:style-name="表32.C2" office:value-type="string">
            <text:p text:style-name="P9"/>
          </table:table-cell>
        </table:table-row>
        <table:table-row>
          <table:table-cell table:style-name="表32.A2" office:value-type="float" office:value="10">
            <text:p text:style-name="P9">10</text:p>
          </table:table-cell>
          <table:table-cell table:style-name="表32.B2" office:value-type="string">
            <text:p text:style-name="P10">段取り</text:p>
          </table:table-cell>
          <table:table-cell table:style-name="表32.C2" office:value-type="string">
            <text:list xml:id="list4730765869876453507" text:style-name="L11">
              <text:list-item>
                <text:p text:style-name="P28"/>
              </text:list-item>
            </text:list>
          </table:table-cell>
        </table:table-row>
        <table:table-row>
          <table:table-cell table:style-name="表32.A2">
            <text:p text:style-name="P9"/>
          </table:table-cell>
          <table:table-cell table:style-name="表32.B2" office:value-type="string">
            <text:p text:style-name="P10">行き帰りでの出来事、見聞</text:p>
          </table:table-cell>
          <table:table-cell table:style-name="表32.C2" office:value-type="string">
            <text:list xml:id="list122580895704738129" text:style-name="L12">
              <text:list-item>
                <text:p text:style-name="P29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29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9"/>
          </table:table-cell>
          <table:table-cell table:style-name="表32.B2" office:value-type="string">
            <text:p text:style-name="P10">周囲の事物</text:p>
          </table:table-cell>
          <table:table-cell table:style-name="表32.C2" office:value-type="string">
            <text:list xml:id="list2861593540250293165" text:style-name="L13">
              <text:list-item>
                <text:p text:style-name="P30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9">11</text:p>
          </table:table-cell>
          <table:table-cell table:style-name="表32.B2" office:value-type="string">
            <text:p text:style-name="P10">その他</text:p>
          </table:table-cell>
          <table:table-cell table:style-name="表32.C2" office:value-type="string">
            <text:list xml:id="list1718589952460557184" text:style-name="L14">
              <text:list-item>
                <text:p text:style-name="P31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9">12</text:p>
          </table:table-cell>
          <table:table-cell table:style-name="表32.B2" office:value-type="string">
            <text:p text:style-name="P10">やってもらったこと</text:p>
          </table:table-cell>
          <table:table-cell table:style-name="表32.C2" office:value-type="string">
            <text:list xml:id="list297547411628206654" text:style-name="L15">
              <text:list-item>
                <text:p text:style-name="P32">橘の人に、サインをもらった。</text:p>
              </text:list-item>
              <text:list-item>
                <text:p text:style-name="P32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9"/>
          </table:table-cell>
          <table:table-cell table:style-name="表32.B2" office:value-type="string">
            <text:p text:style-name="P10">危険予知、危険感知</text:p>
          </table:table-cell>
          <table:table-cell table:style-name="表32.C2" office:value-type="string">
            <text:list xml:id="list326015004383579972" text:style-name="L16">
              <text:list-item>
                <text:p text:style-name="P33">階段。まだコンクリを打つ前の部分。足を置く場所は、踏み板の先端。それより内側だと、踏み外すか。</text:p>
              </text:list-item>
              <text:list-item>
                <text:p text:style-name="P33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3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3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9">1</text:p>
          </table:table-cell>
          <table:table-cell table:style-name="表33.B1" office:value-type="string">
            <text:p text:style-name="P9">現場</text:p>
          </table:table-cell>
          <table:table-cell table:style-name="表33.C1" office:value-type="string">
            <text:p text:style-name="P10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9">2</text:p>
          </table:table-cell>
          <table:table-cell table:style-name="表33.B2" office:value-type="string">
            <text:p text:style-name="P9">天気</text:p>
          </table:table-cell>
          <table:table-cell table:style-name="表33.C2" office:value-type="string">
            <text:p text:style-name="P10">くもり。途中、雨がパラついた。</text:p>
          </table:table-cell>
        </table:table-row>
        <table:table-row>
          <table:table-cell table:style-name="表33.A2" office:value-type="float" office:value="3">
            <text:p text:style-name="P9">3</text:p>
          </table:table-cell>
          <table:table-cell table:style-name="表33.B2" office:value-type="string">
            <text:p text:style-name="P9">最寄り</text:p>
          </table:table-cell>
          <table:table-cell table:style-name="表33.C2" office:value-type="string">
            <text:p text:style-name="P10">日吉駅</text:p>
          </table:table-cell>
        </table:table-row>
        <table:table-row>
          <table:table-cell table:style-name="表33.B2" office:value-type="string">
            <text:p text:style-name="P9">3-2</text:p>
            <text:p text:style-name="P9"/>
          </table:table-cell>
          <table:table-cell table:style-name="表33.B2" office:value-type="string">
            <text:p text:style-name="P10">開始／終了時刻</text:p>
          </table:table-cell>
          <table:table-cell table:style-name="表33.C2" office:value-type="string">
            <text:list xml:id="list6383219591504152920" text:style-name="L17">
              <text:list-item>
                <text:p text:style-name="P34">開始　：　９時２０分ごろか</text:p>
              </text:list-item>
              <text:list-item>
                <text:p text:style-name="P34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9">4</text:p>
          </table:table-cell>
          <table:table-cell table:style-name="表33.B2" office:value-type="string">
            <text:p text:style-name="P9">他職：ポンプ</text:p>
          </table:table-cell>
          <table:table-cell table:style-name="表33.C2" office:value-type="string">
            <text:list xml:id="list3357289286044625444" text:style-name="L18">
              <text:list-item>
                <text:p text:style-name="P35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9">5</text:p>
          </table:table-cell>
          <table:table-cell table:style-name="表33.B2" office:value-type="string">
            <text:p text:style-name="P9">他職：土工さん</text:p>
          </table:table-cell>
          <table:table-cell table:style-name="表33.C2" office:value-type="string">
            <text:list xml:id="list5708334847158593622" text:style-name="L19">
              <text:list-item>
                <text:p text:style-name="P36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36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9">6</text:p>
          </table:table-cell>
          <table:table-cell table:style-name="表33.B2" office:value-type="string">
            <text:p text:style-name="P9">他職：電気屋さんの相番の人</text:p>
          </table:table-cell>
          <table:table-cell table:style-name="表33.C2" office:value-type="string">
            <text:list xml:id="list7433826752408386265" text:style-name="L20">
              <text:list-item>
                <text:p text:style-name="P37"/>
              </text:list-item>
            </text:list>
          </table:table-cell>
        </table:table-row>
        <table:table-row>
          <table:table-cell table:style-name="表33.B2" office:value-type="string">
            <text:p text:style-name="P9">6--2</text:p>
          </table:table-cell>
          <table:table-cell table:style-name="表33.B2" office:value-type="string">
            <text:p text:style-name="P9">他職：<text:span text:style-name="T2">警備</text:span></text:p>
          </table:table-cell>
          <table:table-cell table:style-name="表33.C2" office:value-type="string">
            <text:list xml:id="list3366781662341340889" text:style-name="L21">
              <text:list-item>
                <text:p text:style-name="P38"/>
              </text:list-item>
            </text:list>
          </table:table-cell>
        </table:table-row>
        <table:table-row>
          <table:table-cell table:style-name="表33.B2" office:value-type="string">
            <text:p text:style-name="P9"/>
          </table:table-cell>
          <table:table-cell table:style-name="表33.B2" office:value-type="string">
            <text:p text:style-name="P9">他職：<text:span text:style-name="T2">土間屋さん</text:span></text:p>
          </table:table-cell>
          <table:table-cell table:style-name="表33.C2" office:value-type="string">
            <text:list xml:id="list6722971663938296983" text:style-name="L22">
              <text:list-item>
                <text:p text:style-name="P39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9"/>
          </table:table-cell>
          <table:table-cell table:style-name="表33.B2" office:value-type="string">
            <text:p text:style-name="P9">他職：<text:span text:style-name="T2">大工さん</text:span></text:p>
          </table:table-cell>
          <table:table-cell table:style-name="表33.C2" office:value-type="string">
            <text:list xml:id="list3958799927616830469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9">7</text:p>
          </table:table-cell>
          <table:table-cell table:style-name="表33.B2" office:value-type="string">
            <text:p text:style-name="P9">監督さん</text:p>
          </table:table-cell>
          <table:table-cell table:style-name="表33.C2" office:value-type="string">
            <text:list xml:id="list7963868630067996199" text:style-name="L24">
              <text:list-item>
                <text:p text:style-name="P41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9">8</text:p>
          </table:table-cell>
          <table:table-cell table:style-name="表33.B2" office:value-type="string">
            <text:p text:style-name="P9">発注者の方</text:p>
          </table:table-cell>
          <table:table-cell table:style-name="表33.C2" office:value-type="string">
            <text:list xml:id="list4532420002192089525" text:style-name="L25">
              <text:list-item>
                <text:p text:style-name="P42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42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9"/>
          </table:table-cell>
          <table:table-cell table:style-name="表33.B2" office:value-type="string">
            <text:p text:style-name="P10">東和からの同僚</text:p>
          </table:table-cell>
          <table:table-cell table:style-name="表33.C2" office:value-type="string">
            <text:list xml:id="list8429001590833880211" text:style-name="L26">
              <text:list-item>
                <text:p text:style-name="P43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9">9</text:p>
          </table:table-cell>
          <table:table-cell table:style-name="表33.B2" office:value-type="string">
            <text:p text:style-name="P9">現場見取り図</text:p>
          </table:table-cell>
          <table:table-cell table:style-name="表33.C2" office:value-type="string">
            <text:p text:style-name="P9"/>
          </table:table-cell>
        </table:table-row>
        <table:table-row>
          <table:table-cell table:style-name="表33.A2" office:value-type="float" office:value="10">
            <text:p text:style-name="P9">10</text:p>
          </table:table-cell>
          <table:table-cell table:style-name="表33.B2" office:value-type="string">
            <text:p text:style-name="P10">段取り</text:p>
          </table:table-cell>
          <table:table-cell table:style-name="表33.C2" office:value-type="string">
            <text:list xml:id="list4053233409308951849" text:style-name="L27">
              <text:list-item>
                <text:p text:style-name="P44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9"/>
          </table:table-cell>
          <table:table-cell table:style-name="表33.B2" office:value-type="string">
            <text:p text:style-name="P10">行き帰りでの出来事、見聞</text:p>
          </table:table-cell>
          <table:table-cell table:style-name="表33.C2" office:value-type="string">
            <text:list xml:id="list2359609088378617731" text:style-name="L28">
              <text:list-item>
                <text:p text:style-name="P45"/>
              </text:list-item>
            </text:list>
          </table:table-cell>
        </table:table-row>
        <text:soft-page-break/>
        <table:table-row>
          <table:table-cell table:style-name="表33.A2">
            <text:p text:style-name="P9"/>
          </table:table-cell>
          <table:table-cell table:style-name="表33.B2" office:value-type="string">
            <text:p text:style-name="P10">周囲の事物</text:p>
          </table:table-cell>
          <table:table-cell table:style-name="表33.C2" office:value-type="string">
            <text:list xml:id="list5375814019188726633" text:style-name="L29">
              <text:list-item>
                <text:p text:style-name="P46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9">11</text:p>
          </table:table-cell>
          <table:table-cell table:style-name="表33.B2" office:value-type="string">
            <text:p text:style-name="P10">その他</text:p>
          </table:table-cell>
          <table:table-cell table:style-name="表33.C2" office:value-type="string">
            <text:list xml:id="list87123422588508510" text:style-name="L30">
              <text:list-item>
                <text:p text:style-name="P47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9">12</text:p>
          </table:table-cell>
          <table:table-cell table:style-name="表33.B2" office:value-type="string">
            <text:p text:style-name="P10">やってもらったこと</text:p>
          </table:table-cell>
          <table:table-cell table:style-name="表33.C2" office:value-type="string">
            <text:list xml:id="list3325997279851735093" text:style-name="L31">
              <text:list-item>
                <text:p text:style-name="P48"/>
              </text:list-item>
            </text:list>
          </table:table-cell>
        </table:table-row>
        <table:table-row>
          <table:table-cell table:style-name="表33.A2">
            <text:p text:style-name="P9"/>
          </table:table-cell>
          <table:table-cell table:style-name="表33.B2" office:value-type="string">
            <text:p text:style-name="P10">危険予知、危険感知</text:p>
          </table:table-cell>
          <table:table-cell table:style-name="表33.C2" office:value-type="string">
            <text:list xml:id="list6442717494141395826" text:style-name="L32">
              <text:list-item>
                <text:p text:style-name="P49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3"/>
      <text:p text:style-name="P4">[/ XXXX] 20201205_154230</text:p>
      <text:p text:style-name="P13"/>
      <text:p text:style-name="P15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3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西神奈川１丁目計画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晴れ。雲あり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東神奈川（JR東）</text:p>
          </table:table-cell>
        </table:table-row>
        <table:table-row>
          <table:table-cell table:style-name="表1.B2" office:value-type="string">
            <text:p text:style-name="P9">3-2</text:p>
            <text:p text:style-name="P9"/>
          </table:table-cell>
          <table:table-cell table:style-name="表1.B2" office:value-type="string">
            <text:p text:style-name="P10">開始／終了時刻</text:p>
          </table:table-cell>
          <table:table-cell table:style-name="表1.C2" office:value-type="string">
            <text:list xml:id="list3124998468520833372" text:style-name="L33">
              <text:list-item>
                <text:p text:style-name="P50">開始　：　１０ぐらい</text:p>
              </text:list-item>
              <text:list-item>
                <text:p text:style-name="P50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3502836877299240327" text:style-name="L34">
              <text:list-item>
                <text:p text:style-name="P51">“kensho”。２人。一人は、ベトナムの人。若い。１７３ぐらいか。やせ型。</text:p>
              </text:list-item>
              <text:list-item>
                <text:p text:style-name="P51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8462412165471817220" text:style-name="L35">
              <text:list-item>
                <text:p text:style-name="P52">“ability”。メットの文字には、アルファベットを使っている。</text:p>
              </text:list-item>
              <text:list-item>
                <text:p text:style-name="P52">親方さんだけが、日本人か。他はみな、ベトナム人。若い人たち。</text:p>
              </text:list-item>
              <text:list-item>
                <text:p text:style-name="P52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7747991938056031700" text:style-name="L36">
              <text:list-item>
                <text:p text:style-name="P53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53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oft-page-break/><text:span text:style-name="T2">警備</text:span></text:p>
          </table:table-cell>
          <table:table-cell table:style-name="表1.C2" office:value-type="string">
            <text:list xml:id="list4034628675922631112" text:style-name="L37">
              <text:list-item>
                <text:p text:style-name="P54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7821754235936663334" text:style-name="L38">
              <text:list-item>
                <text:p text:style-name="P55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8600435187782737160" text:style-name="L39">
              <text:list-item>
                <text:p text:style-name="P56">２人。６０ぐらいの人。もう一人は、４０前半か。１７０少し。指笛、できる。</text:p>
              </text:list-item>
              <text:list-item>
                <text:p text:style-name="P56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3634057341940926916" text:style-name="L40">
              <text:list-item>
                <text:p text:style-name="P57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7415781878628151316" text:style-name="L41">
              <text:list-item>
                <text:p text:style-name="P58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778465009604444679" text:style-name="L42">
              <text:list-item>
                <text:p text:style-name="P59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8978088456137863494" text:style-name="L43">
              <text:list-item>
                <text:p text:style-name="P60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1507951635057975735" text:style-name="L44">
              <text:list-item>
                <text:p text:style-name="P61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3878405420192668890" text:style-name="L45">
              <text:list-item>
                <text:p text:style-name="P62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7676132831046065602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9">12</text:p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4245318736773112807" text:style-name="L47">
              <text:list-item>
                <text:p text:style-name="P64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危険予知、危険感知</text:p>
          </table:table-cell>
          <table:table-cell table:style-name="表1.C2" office:value-type="string">
            <text:list xml:id="list4817859714715568254" text:style-name="L48">
              <text:list-item>
                <text:p text:style-name="P65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3"/>
      <text:p text:style-name="P4">[/ XXXX] 20201212_172435</text:p>
      <text:p text:style-name="P13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3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金沢区富岡東PJ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南部市場駅</text:p>
          </table:table-cell>
        </table:table-row>
        <table:table-row>
          <table:table-cell table:style-name="表2.B2" office:value-type="string">
            <text:p text:style-name="P9">3-2</text:p>
            <text:p text:style-name="P9"/>
          </table:table-cell>
          <table:table-cell table:style-name="表2.B2" office:value-type="string">
            <text:p text:style-name="P10">開始／終了時刻</text:p>
          </table:table-cell>
          <table:table-cell table:style-name="表2.C2" office:value-type="string">
            <text:list xml:id="list6917680069444326367" text:style-name="L49">
              <text:list-item>
                <text:p text:style-name="P66">開始　：　９時半ぐらい</text:p>
              </text:list-item>
              <text:list-item>
                <text:p text:style-name="P66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5380739542879749673" text:style-name="L50">
              <text:list-item>
                <text:p text:style-name="P67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3972764080730528587" text:style-name="L51">
              <text:list-item>
                <text:p text:style-name="P68">「エスアンドシー」。バイブ、３人。</text:p>
              </text:list-item>
              <text:list-item>
                <text:p text:style-name="P68">バイブの一人、４０前後か。若く見える。眉間に、縦ジワ。顔の皮ふ、アトピーのあと。</text:p>
              </text:list-item>
              <text:list-item>
                <text:p text:style-name="P68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68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相番の人</text:p>
          </table:table-cell>
          <table:table-cell table:style-name="表2.C2" office:value-type="string">
            <text:list xml:id="list2447979876115586007" text:style-name="L52">
              <text:list-item>
                <text:p text:style-name="P69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2073325229508335751" text:style-name="L53">
              <text:list-item>
                <text:p text:style-name="P70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6040900804854382010" text:style-name="L54">
              <text:list-item>
                <text:p text:style-name="P71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7413794487796155430" text:style-name="L55">
              <text:list-item>
                <text:p text:style-name="P72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2635765336944839082" text:style-name="L56">
              <text:list-item>
                <text:p text:style-name="P73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6403323093379348632" text:style-name="L57">
              <text:list-item>
                <text:p text:style-name="P74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6314653132533551606" text:style-name="L58">
              <text:list-item>
                <text:p text:style-name="P75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1040312658668548016" text:style-name="L59">
              <text:list-item>
                <text:p text:style-name="P76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7456206300794950230" text:style-name="L60">
              <text:list-item>
                <text:p text:style-name="P77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3095717930404284519" text:style-name="L61">
              <text:list-item>
                <text:p text:style-name="P78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4098349100803780225" text:style-name="L62">
              <text:list-item>
                <text:p text:style-name="P79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9">12</text:p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1047761025808268621" text:style-name="L63">
              <text:list-item>
                <text:p text:style-name="P80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危険予知、危険感知</text:p>
          </table:table-cell>
          <table:table-cell table:style-name="表2.C2" office:value-type="string">
            <text:list xml:id="list7765974447796216820" text:style-name="L64">
              <text:list-item>
                <text:p text:style-name="P81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81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3"/>
      <text:p text:style-name="P4">[/ XXXX] 20201219_144436</text:p>
      <text:p text:style-name="P5"/>
      <text:p text:style-name="P8"/>
      <text:p text:style-name="P5"/>
      <text:p text:style-name="P2">---------------------------------------------------------------</text:p>
      <text:p text:style-name="P4">[XXX] 20201226_154222</text:p>
      <text:p text:style-name="P13">myself / towa diary / XXX</text:p>
      <text:p text:style-name="P3"><text:span text:style-name="T3">作業日：12</text:span><text:span text:style-name="T5">/25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ガーラ横浜大口Ⅱ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晴れ。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大口</text:p>
          </table:table-cell>
        </table:table-row>
        <text:soft-page-break/>
        <table:table-row>
          <table:table-cell table:style-name="表3.B2" office:value-type="string">
            <text:p text:style-name="P9">3-2</text:p>
            <text:p text:style-name="P9"/>
          </table:table-cell>
          <table:table-cell table:style-name="表3.B2" office:value-type="string">
            <text:p text:style-name="P10">開始／終了時刻</text:p>
          </table:table-cell>
          <table:table-cell table:style-name="表3.C2" office:value-type="string">
            <text:list xml:id="list1258035953941414191" text:style-name="L65">
              <text:list-item>
                <text:p text:style-name="P82">開始　：　９：１５ぐらい。遅くはなかった</text:p>
              </text:list-item>
              <text:list-item>
                <text:p text:style-name="P82">詰所到着　：　１６：３０ぐらい。過ぎてはいなかったか。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1835024464788164757" text:style-name="L66">
              <text:list-item>
                <text:p text:style-name="P83">「山雅産業」。会社の名前。３人。ともに、日本人か。若い人２人、５０後半ぐらいの人、一人。</text:p>
              </text:list-item>
              <text:list-item>
                <text:p text:style-name="P83">５０後半ぐらいの人。前も、見かけたか。サングラス。黒色。終盤、言葉に、東北の訛り、一瞬、聞こえた。ベテラン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3018266728416885760" text:style-name="L67">
              <text:list-item>
                <text:p text:style-name="P84">バイブ２人。ともに、年配の人。１６５少し。小柄。</text:p>
              </text:list-item>
              <text:list-item>
                <text:p text:style-name="P84">洗いの人。１７３ぐらい。一人は、ずっとスラブにいた。もう一人、１７３ぐらいの人、同じ、オレンジ色の長靴。こっちの人は、下で叩きもやっていた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電気屋さんの相番の人</text:p>
          </table:table-cell>
          <table:table-cell table:style-name="表3.C2" office:value-type="string">
            <text:list xml:id="list1503964241289167336" text:style-name="L68">
              <text:list-item>
                <text:p text:style-name="P85">水色の制服。ハッカで、ところどころ、鉄筋を束ねている。こちらを、あまり見ない。相番は、慣れている風。終盤、電話に出ている。スイッチの入れ、疎かになった。１度だけ。なにか、指示を受けているような会話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1366065736862317842" text:style-name="L69">
              <text:list-item>
                <text:p text:style-name="P86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5723327925914510484" text:style-name="L70">
              <text:list-item>
                <text:p text:style-name="P87">若い人、何人かいたか。１７５ぐらい、背が高い人たち。</text:p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1785990105263079526" text:style-name="L71">
              <text:list-item>
                <text:p text:style-name="P88">前回に見かけた、年配の人。老人。１６５ぐらい、小柄。サポが１つ、緩んでしまっているのを見て、「またやりやがったな」、などと、ブツブツ言っている。パラペットの側板を支えているサポ。A棟に面したパラペット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1474747989193330557" text:style-name="L72">
              <text:list-item>
                <text:p text:style-name="P89">３人。所長、スラブ担当の人、そしてもう一人、男性、太った人。</text:p>
              </text:list-item>
              <text:list-item>
                <text:p text:style-name="P89">スラブ担当の人。朝、打設開始の前、スラブで、レベル用の指示器具を、ハンマーで取り付けていた。初めに、ハンマーがなくなってしまったらしい。そのことを独りごちたあと、しばらくして、「あああーー！」と声を上げて、足場階段を下っていった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5165478658019825838" text:style-name="L73">
              <text:list-item>
                <text:p text:style-name="P90">「べっき」さん。朝は、電話に出なかった。終わりの連絡。駅に着いてから。出てくれた。機嫌が、悪そうではない声で、そつなく、「どうもー」と、言ってくれた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6913177438160658302" text:style-name="L74">
              <text:list-item>
                <text:p text:style-name="P91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4592971564901130038" text:style-name="L75">
              <text:list-item>
                <text:p text:style-name="P92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6279583794548009744" text:style-name="L76">
              <text:list-item>
                <text:p text:style-name="P93">長津田までの途中。長津田の２つぐらい前か、で降りた人。その人が、他の２人と、車内で、私の横で、話しをしている。コロナのこと。降りた人は、「うちの息子が…」と、告げている。病院に勤めているらしい。他の２人は、長津田で降りる。降りたあと、２人の顔を見やる。１６５ぐらいの、<text:soft-page-break/>「おばさん」に該当する女性、２人。車内で、「東京は大変みたいね。」「神奈川も、大丈夫と思っていたけど…」などの、言葉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7179954836848908356" text:style-name="L77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3776801241138848678" text:style-name="L78">
              <text:list-item>
                <text:p text:style-name="P95">会話。打設を始めて早い頃、待ちで、一旦止まる。そのとき、靴の穴の修理を始める。すると、土工の、洗いの人か、話しかけてくる。穴の修理について、会話。パンク修理の材料、あれがいい、と教えてくれる。バイブの人も、１人、加わる。私が、洗いの人に、１００円ショップでも、売ってるよね？と投げる。バイブの人が、あれは、トルエンが入っていないから、硬くなってしまう、と教えてくれる。設備の人たちがつかう、２種の材料を練ってつくる、ペースト。あれもいいんじゃないか、とのこと。サッシにつかうパテ。は、固まると、硬くなってしまうので、よくない。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9">12</text:p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4495209757842594475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危険予知、危険感知</text:p>
          </table:table-cell>
          <table:table-cell table:style-name="表3.C2" office:value-type="string">
            <text:list xml:id="list7302902416040346169" text:style-name="L80">
              <text:list-item>
                <text:p text:style-name="P97"/>
              </text:list-item>
            </text:list>
          </table:table-cell>
        </table:table-row>
      </table:table>
      <text:p text:style-name="P13"/>
      <text:p text:style-name="P4">[/ XXXX] 20201226_161138</text:p>
      <text:p text:style-name="P5"/>
      <text:p text:style-name="P8"/>
      <text:p text:style-name="P2">---------------------------------------------------------------</text:p>
      <text:p text:style-name="P4">[XXX] 20210114_171629</text:p>
      <text:p text:style-name="P13">myself / towa diary / XXX</text:p>
      <text:p text:style-name="P3"><text:span text:style-name="T3">作業日：01</text:span><text:span text:style-name="T5">/12,13</text:span><text:span text:style-name="T4"> tu,w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新宿区四谷坂町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1/12 晴れ、後、曇り。一時、雪（パラつき） ||| 1/13 晴れ。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曙橋駅</text:p>
          </table:table-cell>
        </table:table-row>
        <table:table-row>
          <table:table-cell table:style-name="表4.B2" office:value-type="string">
            <text:p text:style-name="P9">3-2</text:p>
            <text:p text:style-name="P9"/>
          </table:table-cell>
          <table:table-cell table:style-name="表4.B2" office:value-type="string">
            <text:p text:style-name="P10">開始／終了時刻</text:p>
          </table:table-cell>
          <table:table-cell table:style-name="表4.C2" office:value-type="string">
            <text:p text:style-name="P10">1/12</text:p>
            <text:list xml:id="list3263410699927307261" text:style-name="L113">
              <text:list-item>
                <text:p text:style-name="P128">開始　：　９：３０ごろか</text:p>
              </text:list-item>
              <text:list-item>
                <text:p text:style-name="P128">詰所到着　：　14:20ぐらいか</text:p>
              </text:list-item>
            </text:list>
            <text:p text:style-name="P10">1/13</text:p>
            <text:list xml:id="list7561138703109985438" text:style-name="L114">
              <text:list-item>
                <text:p text:style-name="P129">開始　：　10:15 頃</text:p>
              </text:list-item>
              <text:list-item>
                <text:p text:style-name="P129">詰所到着　：　14:45ぐらいか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5650900161610438734" text:style-name="L81">
              <text:list-item>
                <text:p text:style-name="P98">松本商会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1748535969287628719" text:style-name="L82">
              <text:list-item>
                <text:p text:style-name="P99">「小寺建設」だったか。「小寺」は、漢字まで含めて、確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6286230314742833126" text:style-name="L83">
              <text:list-item>
                <text:p text:style-name="P100">東和からの人。「同僚」の欄に、書いた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5879016335133769803" text:style-name="L84">
              <text:list-item>
                <text:p text:style-name="P101">年配の女の人、職長か。１６０ぐらい。顔にシワがいくらか。目に、アイシャドウ。明るい紫色。初日、朝礼後、配達のトラックが、ゲートから出ようとしている。車体が長い。その人が、ゲートの可動扉を、手で引っ張っている。車体が、そこに当たらないように。その引っ張りを、私も、手伝う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419690128897362338" text:style-name="L85">
              <text:list-item>
                <text:p text:style-name="P102">尾崎工業所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5751658255622453854" text:style-name="L86">
              <text:list-item>
                <text:p text:style-name="P103">小柄な人。６０半ばか。２日目、パンクした柱のたもとで、若い監督さんの一人と、話しをしている。バイブの線が、当たりそうになる。私は、急いで、手元に引っ張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1730980448322558358" text:style-name="L87">
              <text:list-item>
                <text:p text:style-name="P104">３人。所長殿。他に、若い人、２人。</text:p>
              </text:list-item>
              <text:list-item>
                <text:p text:style-name="P104">朝礼担当の人、肥満体型。メガネあり。「みやもと」さんか。以前に、見かけた。２台打ちで、雪がパラついていたか、寒い日。現場の隣に、宗教団体か、建物。入口が、現場に面している。花の植木鉢が、いくつかあったか。２階部分に、垂れ幕があった。建設に反対の旨の文言、書かれている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8308400761598584485" text:style-name="L88">
              <text:list-item>
                <text:p text:style-name="P105">根本さん。１６５ぐらい。横に広い輪郭。目がクリッとしている。２日目は、他に、２人。サインをもらいに、作業中のところを訪れる。他の一人に、指示を出している。初日、朝礼前、屯しているとき、警備の、女の人と、談笑している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5671620179343292331" text:style-name="L89">
              <text:list-item>
                <text:p text:style-name="P106">両日とも</text:p>
                <text:list>
                  <text:list-item>
                    <text:p text:style-name="P106">「きむら」さん。武蔵小杉の営業所。武蔵新城か、住まい。メガネあり。２日目、廊下セクションの打設時。弁当箱を手前に出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8555234821724747339" text:style-name="L90">
              <text:list-item>
                <text:p text:style-name="P107"/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6629351573428594714" text:style-name="L91">
              <text:list-item>
                <text:p text:style-name="P108">1/13</text:p>
                <text:list>
                  <text:list-item>
                    <text:p text:style-name="P108">半蔵門か、そこら辺り。制服を来た、女子の子供たちの一団。私の横に、３－４人、座る。立っているのが、２人ぐらいか。</text:p>
                  </text:list-item>
                </text:list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50367999712876467" text:style-name="L92">
              <text:list-item>
                <text:p text:style-name="P109">突き出しセクション。道路を挟んで、大きな建物。防衛省のそれか。</text:p>
              </text:list-item>
              <text:list-item>
                <text:p text:style-name="P109">駅への途中。「中央大学」と、文字が壁に付けられた、建物。</text:p>
              </text:list-item>
              <text:list-item>
                <text:p text:style-name="P109">以前に現場として入った、「曙橋駅前計画」か。その建物、あり。分譲の垂れ幕、掲げられている。２階のベランダか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2395907420783255527" text:style-name="L93">
              <text:list-item>
                <text:p text:style-name="P110">1/13</text:p>
                <text:list>
                  <text:list-item>
                    <text:p text:style-name="P110">突き出しセクションと、廊下セクションの間の柱、廊下側から突き出しに向かって、左手の柱。入れ始めてからすぐに、パンク発生。初めは、「やめろー！」か何かの指示が来た。しばらくして、パンクだとの旨、伝わる。</text:p>
                  </text:list-item>
                  <text:list-item>
                    <text:p text:style-name="P110">最後、支度が終わって、詰所を出ようとするとき。小寺の土工さんたち、３人だったか。そのうちの一人が、「どこに出かけるの？」と、聞いてくる。「荷物、多いよー！」と、私は答える。</text:p>
                  </text:list-item>
                  <text:list-item>
                    <text:p text:style-name="P110">作業員の中に、黒人の人がいた。解体屋さんか。結婚指輪、あり。パイプを並べてい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9">12</text:p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2312706831675855128" text:style-name="L94">
              <text:list-item>
                <text:p text:style-name="P111">２日とも、作業後、サインのあと、根本さんに、缶コーヒーを奢ってもらっ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危険予知、危険感知</text:p>
          </table:table-cell>
          <table:table-cell table:style-name="表4.C2" office:value-type="string">
            <text:list xml:id="list4909583884835956055" text:style-name="L95">
              <text:list-item>
                <text:p text:style-name="P112"/>
              </text:list-item>
            </text:list>
          </table:table-cell>
        </table:table-row>
      </table:table>
      <text:p text:style-name="P13"/>
      <text:p text:style-name="P4">[/ XXXX] 20210114_174543</text:p>
      <text:p text:style-name="P13"/>
      <text:p text:style-name="P8">@@@</text:p>
      <text:p text:style-name="P146">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/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B2" office:value-type="string">
            <text:p text:style-name="P9">3-2</text:p>
            <text:p text:style-name="P9"/>
          </table:table-cell>
          <table:table-cell table:style-name="表5.B2" office:value-type="string">
            <text:p text:style-name="P10">開始／終了時刻</text:p>
          </table:table-cell>
          <table:table-cell table:style-name="表5.C2" office:value-type="string">
            <text:list xml:id="list37703665" text:continue-list="list6383219591504152920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4960899027569108971" text:style-name="L115">
              <text:list-item>
                <text:p text:style-name="P130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4055909647094646106" text:style-name="L116">
              <text:list-item>
                <text:p text:style-name="P131"/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<text:soft-page-break/>相番の人</text:p>
          </table:table-cell>
          <table:table-cell table:style-name="表5.C2" office:value-type="string">
            <text:list xml:id="list7377802186310387197" text:style-name="L117">
              <text:list-item>
                <text:p text:style-name="P132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4003291040760625593" text:style-name="L118">
              <text:list-item>
                <text:p text:style-name="P133"/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5713935814103410013" text:style-name="L119">
              <text:list-item>
                <text:p text:style-name="P134"/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5623771003438851770" text:style-name="L120">
              <text:list-item>
                <text:p text:style-name="P135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7722058293406564115" text:style-name="L121">
              <text:list-item>
                <text:p text:style-name="P136"/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8194630772198680031" text:style-name="L122">
              <text:list-item>
                <text:p text:style-name="P137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9109791495361365205" text:style-name="L123">
              <text:list-item>
                <text:p text:style-name="P138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4419425086509482869" text:style-name="L124">
              <text:list-item>
                <text:p text:style-name="P139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見聞</text:p>
          </table:table-cell>
          <table:table-cell table:style-name="表5.C2" office:value-type="string">
            <text:list xml:id="list1761795626954658194" text:style-name="L125">
              <text:list-item>
                <text:p text:style-name="P140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1931051330709626406" text:style-name="L126">
              <text:list-item>
                <text:p text:style-name="P141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7727571910384213602" text:style-name="L127">
              <text:list-item>
                <text:p text:style-name="P142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9">12</text:p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8317316088623066207" text:style-name="L128">
              <text:list-item>
                <text:p text:style-name="P143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危険予知、危険感知</text:p>
          </table:table-cell>
          <table:table-cell table:style-name="表5.C2" office:value-type="string">
            <text:list xml:id="list1468191777729240952" text:style-name="L129">
              <text:list-item>
                <text:p text:style-name="P144"/>
              </text:list-item>
            </text:list>
          </table:table-cell>
        </table:table-row>
      </table:table>
      <text:p text:style-name="P13"/>
      <text:p text:style-name="P4">[/ XXXX] </text:p>
      <text:p text:style-name="P5"/>
      <text:p text:style-name="P1"/>
      <text:p text:style-name="P1"/>
      <text:p text:style-name="P1">--------------------------------------------------------------- [TEMPLATE]</text:p>
      <text:p text:style-name="P2"><text:soft-page-break/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7689423" text:continue-list="list37703665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8362513999897384735" text:style-name="L96">
              <text:list-item>
                <text:p text:style-name="P113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8761442601756378796" text:style-name="L97">
              <text:list-item>
                <text:p text:style-name="P114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8656914338925585145" text:style-name="L98">
              <text:list-item>
                <text:p text:style-name="P115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5790277386524303437" text:style-name="L99">
              <text:list-item>
                <text:p text:style-name="P116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</text:span><text:span text:style-name="T2">さん</text:span></text:p>
          </table:table-cell>
          <table:table-cell table:style-name="表13.C2" office:value-type="string">
            <text:list xml:id="list4573934086033135495" text:style-name="L100">
              <text:list-item>
                <text:p text:style-name="P117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4468256448456669952" text:style-name="L101">
              <text:list-item>
                <text:p text:style-name="P118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1676685436218310543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5871560373250673550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1929030470818602820" text:style-name="L104">
              <text:list-item>
                <text:p text:style-name="P121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2317063740753642874" text:style-name="L105">
              <text:list-item>
                <text:p text:style-name="P122"/>
              </text:list-item>
            </text:list>
          </table:table-cell>
        </table:table-row>
        <text:soft-page-break/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6418137238955117063" text:style-name="L106">
              <text:list-item>
                <text:p text:style-name="P123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5565046734793715070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5955357602182055632" text:style-name="L108">
              <text:list-item>
                <text:p text:style-name="P125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6413187531612941115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73534491954063162" text:style-name="L110">
              <text:list-item>
                <text:p text:style-name="P127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4767505035143929910" text:style-name="L111">
        <text:list-item>
          <text:p text:style-name="P149">start apps</text:p>
          <text:list>
            <text:list-item>
              <text:p text:style-name="P149">doc (this)</text:p>
            </text:list-item>
            <text:list-item>
              <text:p text:style-name="P149">folder : C:\WORKS_2\WS\WS_Others.miscs\misc_files</text:p>
            </text:list-item>
            <text:list-item>
              <text:p text:style-name="P149">web page</text:p>
              <text:list>
                <text:list-item>
                  <text:p text:style-name="P14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4766860455754050121" text:style-name="L112">
        <text:list-item>
          <text:p text:style-name="P147">close</text:p>
          <text:list>
            <text:list-item>
              <text:p text:style-name="P147">image file</text:p>
            </text:list-item>
            <text:list-item>
              <text:p text:style-name="P147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47"><text:soft-page-break/>folder : C:\WORKS_2\WS\WS_Others.miscs\misc_files</text:p>
            </text:list-item>
            <text:list-item>
              <text:p text:style-name="P147">this</text:p>
            </text:list-item>
          </text:list>
        </text:list-item>
        <text:list-item>
          <text:p text:style-name="P14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###</text:p>
          </table:table-cell>
        </table:table-row>
        <table:table-row>
          <table:table-cell table:style-name="表276.A2" office:value-type="string">
            <text:p text:style-name="P11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1"/>
          </table:table-cell>
        </table:table-row>
        <table:table-row>
          <table:table-cell table:style-name="表276.A3" office:value-type="string">
            <text:p text:style-name="P11">e &amp;&amp; p</text:p>
          </table:table-cell>
        </table:table-row>
        <table:table-row>
          <table:table-cell table:style-name="表276.A3" office:value-type="string">
            <text:p text:style-name="P11"/>
          </table:table-cell>
        </table:table-row>
      </table:table>
      <text:list xml:id="list37691629" text:continue-numbering="true" text:style-name="L112">
        <text:list-item>
          <text:p text:style-name="P145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1-14T17:46:24.56</dc:date>
    <dc:creator>iwabuchi ken</dc:creator>
    <meta:editing-duration>P1DT6H49M38S</meta:editing-duration>
    <meta:editing-cycles>209</meta:editing-cycles>
    <meta:generator>OpenOffice/4.1.3$Win32 OpenOffice.org_project/413m1$Build-9783</meta:generator>
    <meta:document-statistic meta:table-count="9" meta:image-count="0" meta:object-count="0" meta:page-count="15" meta:paragraph-count="459" meta:word-count="7193" meta:character-count="9391"/>
  </office:meta>
</office:document-meta>
</file>